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046cm"/>
    </style:style>
    <style:style style:name="co2" style:family="table-column">
      <style:table-column-properties fo:break-before="auto" style:column-width="4.036cm"/>
    </style:style>
    <style:style style:name="co3" style:family="table-column">
      <style:table-column-properties fo:break-before="auto" style:column-width="1.63cm"/>
    </style:style>
    <style:style style:name="co4" style:family="table-column">
      <style:table-column-properties fo:break-before="auto" style:column-width="2.404cm"/>
    </style:style>
    <style:style style:name="co5" style:family="table-column">
      <style:table-column-properties fo:break-before="auto" style:column-width="35.47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Bundle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Venue</text:p>
          </table:table-cell>
          <table:table-cell office:value-type="string" calcext:value-type="string">
            <text:p>Autho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ormal interpreters for diagram notations.</text:p>
          </table:table-cell>
          <table:table-cell office:value-type="string" calcext:value-type="string">
            <text:p>ACM Trans. Softw. Eng. Methodol.</text:p>
          </table:table-cell>
          <table:table-cell office:value-type="string" calcext:value-type="string">
            <text:p>Mauro Pezzè, Luciano Baresi</text:p>
          </table:table-cell>
          <table:table-cell table:formula="of:=CONCATENATE([.A2];&quot; &amp; &quot;;[.B2];&quot;&amp; &quot;;[.C2];&quot;&amp; &quot;;[.D2];&quot; \\&quot;)" office:value-type="string" office:string-value="1 &amp; Formal interpreters for diagram notations.&amp; ACM Trans. Softw. Eng. Methodol.&amp; Mauro Pezzè, Luciano Baresi \\" calcext:value-type="string">
            <text:p>1 &amp; Formal interpreters for diagram notations.&amp; ACM Trans. Softw. Eng. Methodol.&amp; Mauro Pezzè, Luciano Baresi \\</text:p>
          </table:table-cell>
          <table:table-cell table:formula="of:=CONCATENATE(&quot;'&quot;;[.B2];&quot;','&quot;;[.B3];&quot;','&quot;;[.B4];&quot;','&quot;;[.B5];&quot;','&quot;;[.B6];&quot;'&quot;)" office:value-type="string" office:string-value="'Formal interpreters for diagram notations.','Software systems as cities: a controlled experiment.','Marple: a demand-driven path-sensitive buffer overflow detector.','An Economic Model to Estimate Software Rewriting and Replacement Times.','A DSL Approach to Improve Productivity and Safety in Device Drivers Development.'" calcext:value-type="string">
            <text:p>'Formal interpreters for diagram notations.','Software systems as cities: a controlled experiment.','Marple: a demand-driven path-sensitive buffer overflow detector.','An Economic Model to Estimate Software Rewriting and Replacement Times.','A DSL Approach to Improve Productivity and Safety in Device Drivers Development.'</text:p>
          </table:table-cell>
        </table:table-row>
        <table:table-row table:style-name="ro1">
          <table:table-cell/>
          <table:table-cell office:value-type="string" calcext:value-type="string">
            <text:p>Software systems as cities: a controlled experiment.</text:p>
          </table:table-cell>
          <table:table-cell office:value-type="string" calcext:value-type="string">
            <text:p>ICSE</text:p>
          </table:table-cell>
          <table:table-cell office:value-type="string" calcext:value-type="string">
            <text:p>Michele Lanza, Romain Robbes, Richard Wettel</text:p>
          </table:table-cell>
          <table:table-cell table:formula="of:=CONCATENATE([.A3];&quot; &amp; &quot;;[.B3];&quot;&amp; &quot;;[.C3];&quot;&amp; &quot;;[.D3];&quot; \\&quot;)" office:value-type="string" office:string-value=" &amp; Software systems as cities: a controlled experiment.&amp; ICSE&amp; Michele Lanza, Romain Robbes, Richard Wettel \\" calcext:value-type="string">
            <text:p><text:s/>&amp; Software systems as cities: a controlled experiment.&amp; ICSE&amp; Michele Lanza, Romain Robbes, Richard Wettel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ple: a demand-driven path-sensitive buffer overflow detector.</text:p>
          </table:table-cell>
          <table:table-cell office:value-type="string" calcext:value-type="string">
            <text:p>SIGSOFT FSE</text:p>
          </table:table-cell>
          <table:table-cell office:value-type="string" calcext:value-type="string">
            <text:p>Mary Lou Soffa, Wei Le</text:p>
          </table:table-cell>
          <table:table-cell table:formula="of:=CONCATENATE([.A4];&quot; &amp; &quot;;[.B4];&quot;&amp; &quot;;[.C4];&quot;&amp; &quot;;[.D4];&quot; \\&quot;)" office:value-type="string" office:string-value=" &amp; Marple: a demand-driven path-sensitive buffer overflow detector.&amp; SIGSOFT FSE&amp; Mary Lou Soffa, Wei Le \\" calcext:value-type="string">
            <text:p><text:s/>&amp; Marple: a demand-driven path-sensitive buffer overflow detector.&amp; SIGSOFT FSE&amp; Mary Lou Soffa, Wei Le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 Economic Model to Estimate Software Rewriting and Replacement Times.</text:p>
          </table:table-cell>
          <table:table-cell office:value-type="string" calcext:value-type="string">
            <text:p>IEEE Trans. Software Eng.</text:p>
          </table:table-cell>
          <table:table-cell office:value-type="string" calcext:value-type="string">
            <text:p>Teck Hua Ho, Taizan Chan, Siu Leung Chung</text:p>
          </table:table-cell>
          <table:table-cell table:formula="of:=CONCATENATE([.A5];&quot; &amp; &quot;;[.B5];&quot;&amp; &quot;;[.C5];&quot;&amp; &quot;;[.D5];&quot; \\&quot;)" office:value-type="string" office:string-value=" &amp; An Economic Model to Estimate Software Rewriting and Replacement Times.&amp; IEEE Trans. Software Eng.&amp; Teck Hua Ho, Taizan Chan, Siu Leung Chung \\" calcext:value-type="string">
            <text:p><text:s/>&amp; An Economic Model to Estimate Software Rewriting and Replacement Times.&amp; IEEE Trans. Software Eng.&amp; Teck Hua Ho, Taizan Chan, Siu Leung Chung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 DSL Approach to Improve Productivity and Safety in Device Drivers Development.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Gilles Muller, Laurent Réveillère, Charles Consel, Renaud Marlet, Fabrice Mérillon</text:p>
          </table:table-cell>
          <table:table-cell table:formula="of:=CONCATENATE([.A6];&quot; &amp; &quot;;[.B6];&quot;&amp; &quot;;[.C6];&quot;&amp; &quot;;[.D6];&quot; \\&quot;)" office:value-type="string" office:string-value=" &amp; A DSL Approach to Improve Productivity and Safety in Device Drivers Development.&amp; ASE&amp; Gilles Muller, Laurent Réveillère, Charles Consel, Renaud Marlet, Fabrice Mérillon \\" calcext:value-type="string">
            <text:p><text:s/>&amp; A DSL Approach to Improve Productivity and Safety in Device Drivers Development.&amp; ASE&amp; Gilles Muller, Laurent Réveillère, Charles Consel, Renaud Marlet, Fabrice Mérillon \\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 Case for Electric Design of Real-Time Software.</text:p>
          </table:table-cell>
          <table:table-cell office:value-type="string" calcext:value-type="string">
            <text:p>IEEE Trans. Software Eng.</text:p>
          </table:table-cell>
          <table:table-cell office:value-type="string" calcext:value-type="string">
            <text:p>Bo Sanden</text:p>
          </table:table-cell>
          <table:table-cell table:formula="of:=CONCATENATE([.A7];&quot; &amp; &quot;;[.B7];&quot;&amp; &quot;;[.C7];&quot;&amp; &quot;;[.D7];&quot; \\&quot;)" office:value-type="string" office:string-value="2 &amp; The Case for Electric Design of Real-Time Software.&amp; IEEE Trans. Software Eng.&amp; Bo Sanden \\" calcext:value-type="string">
            <text:p>2 &amp; The Case for Electric Design of Real-Time Software.&amp; IEEE Trans. Software Eng.&amp; Bo Sanden \\</text:p>
          </table:table-cell>
          <table:table-cell table:style-name="ce1" table:formula="of:=CONCATENATE(&quot;'&quot;;[.B7];&quot;','&quot;;[.B8];&quot;','&quot;;[.B9];&quot;','&quot;;[.B10];&quot;','&quot;;[.B11];&quot;'&quot;)" office:value-type="string" office:string-value="'The Case for Electric Design of Real-Time Software.','Temporal abstract classes and virtual temporal specifications for real-time systems.','Clone-Aware Configuration Management.','Experience applying the SPIN model checker to an industrial telecommunications system.','Integrating Status and Event Phenomena in Formal Specifications of Interactive Systems.'" calcext:value-type="string">
            <text:p>'The Case for Electric Design of Real-Time Software.','Temporal abstract classes and virtual temporal specifications for real-time systems.','Clone-Aware Configuration Management.','Experience applying the SPIN model checker to an industrial telecommunications system.','Integrating Status and Event Phenomena in Formal Specifications of Interactive Systems.'</text:p>
          </table:table-cell>
        </table:table-row>
        <table:table-row table:style-name="ro1">
          <table:table-cell/>
          <table:table-cell office:value-type="string" calcext:value-type="string">
            <text:p>Temporal abstract classes and virtual temporal specifications for real-time systems.</text:p>
          </table:table-cell>
          <table:table-cell office:value-type="string" calcext:value-type="string">
            <text:p>ACM Trans. Softw. Eng. Methodol.</text:p>
          </table:table-cell>
          <table:table-cell office:value-type="string" calcext:value-type="string">
            <text:p>Alexander P. Pons</text:p>
          </table:table-cell>
          <table:table-cell table:formula="of:=CONCATENATE([.A8];&quot; &amp; &quot;;[.B8];&quot;&amp; &quot;;[.C8];&quot;&amp; &quot;;[.D8];&quot; \\&quot;)" office:value-type="string" office:string-value=" &amp; Temporal abstract classes and virtual temporal specifications for real-time systems.&amp; ACM Trans. Softw. Eng. Methodol.&amp; Alexander P. Pons \\" calcext:value-type="string">
            <text:p><text:s/>&amp; Temporal abstract classes and virtual temporal specifications for real-time systems.&amp; ACM Trans. Softw. Eng. Methodol.&amp; Alexander P. Pons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one-Aware Configuration Management.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Tien N. Nguyen, Jafar M. Al-Kofahi, Hoan Anh Nguyen, Nam H. Pham, Tung Thanh Nguyen</text:p>
          </table:table-cell>
          <table:table-cell table:formula="of:=CONCATENATE([.A9];&quot; &amp; &quot;;[.B9];&quot;&amp; &quot;;[.C9];&quot;&amp; &quot;;[.D9];&quot; \\&quot;)" office:value-type="string" office:string-value=" &amp; Clone-Aware Configuration Management.&amp; ASE&amp; Tien N. Nguyen, Jafar M. Al-Kofahi, Hoan Anh Nguyen, Nam H. Pham, Tung Thanh Nguyen \\" calcext:value-type="string">
            <text:p><text:s/>&amp; Clone-Aware Configuration Management.&amp; ASE&amp; Tien N. Nguyen, Jafar M. Al-Kofahi, Hoan Anh Nguyen, Nam H. Pham, Tung Thanh Nguyen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perience applying the SPIN model checker to an industrial telecommunications system.</text:p>
          </table:table-cell>
          <table:table-cell office:value-type="string" calcext:value-type="string">
            <text:p>ICSE</text:p>
          </table:table-cell>
          <table:table-cell office:value-type="string" calcext:value-type="string">
            <text:p>T. C. Nicholas Graham, Jürgen Dingel, Barry Long</text:p>
          </table:table-cell>
          <table:table-cell table:formula="of:=CONCATENATE([.A10];&quot; &amp; &quot;;[.B10];&quot;&amp; &quot;;[.C10];&quot;&amp; &quot;;[.D10];&quot; \\&quot;)" office:value-type="string" office:string-value=" &amp; Experience applying the SPIN model checker to an industrial telecommunications system.&amp; ICSE&amp; T. C. Nicholas Graham, Jürgen Dingel, Barry Long \\" calcext:value-type="string">
            <text:p><text:s/>&amp; Experience applying the SPIN model checker to an industrial telecommunications system.&amp; ICSE&amp; T. C. Nicholas Graham, Jürgen Dingel, Barry Long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tegrating Status and Event Phenomena in Formal Specifications of Interactive Systems.</text:p>
          </table:table-cell>
          <table:table-cell office:value-type="string" calcext:value-type="string">
            <text:p>SIGSOFT FSE</text:p>
          </table:table-cell>
          <table:table-cell office:value-type="string" calcext:value-type="string">
            <text:p>Gregory D. Abowd, Alan J. Dix</text:p>
          </table:table-cell>
          <table:table-cell table:formula="of:=CONCATENATE([.A11];&quot; &amp; &quot;;[.B11];&quot;&amp; &quot;;[.C11];&quot;&amp; &quot;;[.D11];&quot; \\&quot;)" office:value-type="string" office:string-value=" &amp; Integrating Status and Event Phenomena in Formal Specifications of Interactive Systems.&amp; SIGSOFT FSE&amp; Gregory D. Abowd, Alan J. Dix \\" calcext:value-type="string">
            <text:p><text:s/>&amp; Integrating Status and Event Phenomena in Formal Specifications of Interactive Systems.&amp; SIGSOFT FSE&amp; Gregory D. Abowd, Alan J. Dix \\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stream: A Middleware for Streaming XML Contents over Wireless Environments.</text:p>
          </table:table-cell>
          <table:table-cell office:value-type="string" calcext:value-type="string">
            <text:p>IEEE Trans. Software Eng.</text:p>
          </table:table-cell>
          <table:table-cell office:value-type="string" calcext:value-type="string">
            <text:p>Alvin T. S. Chan, Hong Va Leong, Eugene Y. C. Wong</text:p>
          </table:table-cell>
          <table:table-cell table:formula="of:=CONCATENATE([.A12];&quot; &amp; &quot;;[.B12];&quot;&amp; &quot;;[.C12];&quot;&amp; &quot;;[.D12];&quot; \\&quot;)" office:value-type="string" office:string-value="3 &amp; Xstream: A Middleware for Streaming XML Contents over Wireless Environments.&amp; IEEE Trans. Software Eng.&amp; Alvin T. S. Chan, Hong Va Leong, Eugene Y. C. Wong \\" calcext:value-type="string">
            <text:p>3 &amp; Xstream: A Middleware for Streaming XML Contents over Wireless Environments.&amp; IEEE Trans. Software Eng.&amp; Alvin T. S. Chan, Hong Va Leong, Eugene Y. C. Wong \\</text:p>
          </table:table-cell>
          <table:table-cell table:style-name="ce1" table:formula="of:=CONCATENATE(&quot;'&quot;;[.B12];&quot;','&quot;;[.B13];&quot;','&quot;;[.B14];&quot;','&quot;;[.B15];&quot;','&quot;;[.B16];&quot;'&quot;)" office:value-type="string" office:string-value="'Xstream: A Middleware for Streaming XML Contents over Wireless Environments.','Tools and experiments supporting a testing-based theory of component composition.','Checking Subsystem Safety Properties in Compositional Reachability Analysis.','Using assertions to help end-user programmers create dependable web macros.','Semantic Links and Co-Evolution in Object-Oriented Software Development.'" calcext:value-type="string">
            <text:p>'Xstream: A Middleware for Streaming XML Contents over Wireless Environments.','Tools and experiments supporting a testing-based theory of component composition.','Checking Subsystem Safety Properties in Compositional Reachability Analysis.','Using assertions to help end-user programmers create dependable web macros.','Semantic Links and Co-Evolution in Object-Oriented Software Development.'</text:p>
          </table:table-cell>
        </table:table-row>
        <table:table-row table:style-name="ro1">
          <table:table-cell/>
          <table:table-cell office:value-type="string" calcext:value-type="string">
            <text:p>Tools and experiments supporting a testing-based theory of component composition.</text:p>
          </table:table-cell>
          <table:table-cell office:value-type="string" calcext:value-type="string">
            <text:p>ACM Trans. Softw. Eng. Methodol.</text:p>
          </table:table-cell>
          <table:table-cell office:value-type="string" calcext:value-type="string">
            <text:p>Dick Hamlet</text:p>
          </table:table-cell>
          <table:table-cell table:formula="of:=CONCATENATE([.A13];&quot; &amp; &quot;;[.B13];&quot;&amp; &quot;;[.C13];&quot;&amp; &quot;;[.D13];&quot; \\&quot;)" office:value-type="string" office:string-value=" &amp; Tools and experiments supporting a testing-based theory of component composition.&amp; ACM Trans. Softw. Eng. Methodol.&amp; Dick Hamlet \\" calcext:value-type="string">
            <text:p><text:s/>&amp; Tools and experiments supporting a testing-based theory of component composition.&amp; ACM Trans. Softw. Eng. Methodol.&amp; Dick Hamlet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ecking Subsystem Safety Properties in Compositional Reachability Analysis.</text:p>
          </table:table-cell>
          <table:table-cell office:value-type="string" calcext:value-type="string">
            <text:p>ICSE</text:p>
          </table:table-cell>
          <table:table-cell office:value-type="string" calcext:value-type="string">
            <text:p>Jeff Kramer, Shing-Chi Cheung</text:p>
          </table:table-cell>
          <table:table-cell table:formula="of:=CONCATENATE([.A14];&quot; &amp; &quot;;[.B14];&quot;&amp; &quot;;[.C14];&quot;&amp; &quot;;[.D14];&quot; \\&quot;)" office:value-type="string" office:string-value=" &amp; Checking Subsystem Safety Properties in Compositional Reachability Analysis.&amp; ICSE&amp; Jeff Kramer, Shing-Chi Cheung \\" calcext:value-type="string">
            <text:p><text:s/>&amp; Checking Subsystem Safety Properties in Compositional Reachability Analysis.&amp; ICSE&amp; Jeff Kramer, Shing-Chi Cheung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ing assertions to help end-user programmers create dependable web macros.</text:p>
          </table:table-cell>
          <table:table-cell office:value-type="string" calcext:value-type="string">
            <text:p>SIGSOFT FSE</text:p>
          </table:table-cell>
          <table:table-cell office:value-type="string" calcext:value-type="string">
            <text:p>Gregg Rothermel, Sebastian G. Elbaum, Lorin Hochstein, Christopher Scaffidi, Kathryn T. Stolee, Andhy Koesnandar</text:p>
          </table:table-cell>
          <table:table-cell table:formula="of:=CONCATENATE([.A15];&quot; &amp; &quot;;[.B15];&quot;&amp; &quot;;[.C15];&quot;&amp; &quot;;[.D15];&quot; \\&quot;)" office:value-type="string" office:string-value=" &amp; Using assertions to help end-user programmers create dependable web macros.&amp; SIGSOFT FSE&amp; Gregg Rothermel, Sebastian G. Elbaum, Lorin Hochstein, Christopher Scaffidi, Kathryn T. Stolee, Andhy Koesnandar \\" calcext:value-type="string">
            <text:p><text:s/>&amp; Using assertions to help end-user programmers create dependable web macros.&amp; SIGSOFT FSE&amp; Gregg Rothermel, Sebastian G. Elbaum, Lorin Hochstein, Christopher Scaffidi, Kathryn T. Stolee, Andhy Koesnandar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mantic Links and Co-Evolution in Object-Oriented Software Development.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Ragnhild Van Der Straeten</text:p>
          </table:table-cell>
          <table:table-cell table:formula="of:=CONCATENATE([.A16];&quot; &amp; &quot;;[.B16];&quot;&amp; &quot;;[.C16];&quot;&amp; &quot;;[.D16];&quot; \\&quot;)" office:value-type="string" office:string-value=" &amp; Semantic Links and Co-Evolution in Object-Oriented Software Development.&amp; ASE&amp; Ragnhild Van Der Straeten \\" calcext:value-type="string">
            <text:p><text:s/>&amp; Semantic Links and Co-Evolution in Object-Oriented Software Development.&amp; ASE&amp; Ragnhild Van Der Straeten \\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 Theoretical and Empirical Study of Search-Based Testing: Local, Global, and Hybrid Search.</text:p>
          </table:table-cell>
          <table:table-cell office:value-type="string" calcext:value-type="string">
            <text:p>IEEE Trans. Software Eng.</text:p>
          </table:table-cell>
          <table:table-cell office:value-type="string" calcext:value-type="string">
            <text:p>Mark Harman, Phil McMinn</text:p>
          </table:table-cell>
          <table:table-cell table:formula="of:=CONCATENATE([.A17];&quot; &amp; &quot;;[.B17];&quot;&amp; &quot;;[.C17];&quot;&amp; &quot;;[.D17];&quot; \\&quot;)" office:value-type="string" office:string-value="4 &amp; A Theoretical and Empirical Study of Search-Based Testing: Local, Global, and Hybrid Search.&amp; IEEE Trans. Software Eng.&amp; Mark Harman, Phil McMinn \\" calcext:value-type="string">
            <text:p>4 &amp; A Theoretical and Empirical Study of Search-Based Testing: Local, Global, and Hybrid Search.&amp; IEEE Trans. Software Eng.&amp; Mark Harman, Phil McMinn \\</text:p>
          </table:table-cell>
          <table:table-cell table:style-name="ce1" table:formula="of:=CONCATENATE(&quot;'&quot;;[.B17];&quot;','&quot;;[.B18];&quot;','&quot;;[.B19];&quot;','&quot;;[.B20];&quot;','&quot;;[.B21];&quot;'&quot;)" office:value-type="string" office:string-value="'A Theoretical and Empirical Study of Search-Based Testing: Local, Global, and Hybrid Search.','Software Trustability Analysis.','SEREBRO: facilitating student project team collaboration.','Searching for points-to analysis.','Precise Specification and Automatic Application of Design Patterns.'" calcext:value-type="string">
            <text:p>'A Theoretical and Empirical Study of Search-Based Testing: Local, Global, and Hybrid Search.','Software Trustability Analysis.','SEREBRO: facilitating student project team collaboration.','Searching for points-to analysis.','Precise Specification and Automatic Application of Design Patterns.'</text:p>
          </table:table-cell>
        </table:table-row>
        <table:table-row table:style-name="ro1">
          <table:table-cell/>
          <table:table-cell office:value-type="string" calcext:value-type="string">
            <text:p>Software Trustability Analysis.</text:p>
          </table:table-cell>
          <table:table-cell office:value-type="string" calcext:value-type="string">
            <text:p>ACM Trans. Softw. Eng. Methodol.</text:p>
          </table:table-cell>
          <table:table-cell office:value-type="string" calcext:value-type="string">
            <text:p>William E. Howden, Yudong Huang</text:p>
          </table:table-cell>
          <table:table-cell table:formula="of:=CONCATENATE([.A18];&quot; &amp; &quot;;[.B18];&quot;&amp; &quot;;[.C18];&quot;&amp; &quot;;[.D18];&quot; \\&quot;)" office:value-type="string" office:string-value=" &amp; Software Trustability Analysis.&amp; ACM Trans. Softw. Eng. Methodol.&amp; William E. Howden, Yudong Huang \\" calcext:value-type="string">
            <text:p><text:s/>&amp; Software Trustability Analysis.&amp; ACM Trans. Softw. Eng. Methodol.&amp; William E. Howden, Yudong Huang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REBRO: facilitating student project team collaboration.</text:p>
          </table:table-cell>
          <table:table-cell office:value-type="string" calcext:value-type="string">
            <text:p>ICSE</text:p>
          </table:table-cell>
          <table:table-cell office:value-type="string" calcext:value-type="string">
            <text:p>Rose F. Gamble, Noah Jorgenson, Matthew L. Hale</text:p>
          </table:table-cell>
          <table:table-cell table:formula="of:=CONCATENATE([.A19];&quot; &amp; &quot;;[.B19];&quot;&amp; &quot;;[.C19];&quot;&amp; &quot;;[.D19];&quot; \\&quot;)" office:value-type="string" office:string-value=" &amp; SEREBRO: facilitating student project team collaboration.&amp; ICSE&amp; Rose F. Gamble, Noah Jorgenson, Matthew L. Hale \\" calcext:value-type="string">
            <text:p><text:s/>&amp; SEREBRO: facilitating student project team collaboration.&amp; ICSE&amp; Rose F. Gamble, Noah Jorgenson, Matthew L. Hale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arching for points-to analysis.</text:p>
          </table:table-cell>
          <table:table-cell office:value-type="string" calcext:value-type="string">
            <text:p>SIGSOFT FSE</text:p>
          </table:table-cell>
          <table:table-cell office:value-type="string" calcext:value-type="string">
            <text:p>Glenn Bruns, Satish Chandra</text:p>
          </table:table-cell>
          <table:table-cell table:formula="of:=CONCATENATE([.A20];&quot; &amp; &quot;;[.B20];&quot;&amp; &quot;;[.C20];&quot;&amp; &quot;;[.D20];&quot; \\&quot;)" office:value-type="string" office:string-value=" &amp; Searching for points-to analysis.&amp; SIGSOFT FSE&amp; Glenn Bruns, Satish Chandra \\" calcext:value-type="string">
            <text:p><text:s/>&amp; Searching for points-to analysis.&amp; SIGSOFT FSE&amp; Glenn Bruns, Satish Chandra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ecise Specification and Automatic Application of Design Patterns.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Amiram Yehudai, Joseph Gil, Amnon H. Eden</text:p>
          </table:table-cell>
          <table:table-cell table:formula="of:=CONCATENATE([.A21];&quot; &amp; &quot;;[.B21];&quot;&amp; &quot;;[.C21];&quot;&amp; &quot;;[.D21];&quot; \\&quot;)" office:value-type="string" office:string-value=" &amp; Precise Specification and Automatic Application of Design Patterns.&amp; ASE&amp; Amiram Yehudai, Joseph Gil, Amnon H. Eden \\" calcext:value-type="string">
            <text:p><text:s/>&amp; Precise Specification and Automatic Application of Design Patterns.&amp; ASE&amp; Amiram Yehudai, Joseph Gil, Amnon H. Eden \\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implifying and Isolating Failure-Inducing Input.</text:p>
          </table:table-cell>
          <table:table-cell office:value-type="string" calcext:value-type="string">
            <text:p>IEEE Trans. Software Eng.</text:p>
          </table:table-cell>
          <table:table-cell office:value-type="string" calcext:value-type="string">
            <text:p>Andreas Zeller, Ralf Hildebrandt</text:p>
          </table:table-cell>
          <table:table-cell table:formula="of:=CONCATENATE([.A22];&quot; &amp; &quot;;[.B22];&quot;&amp; &quot;;[.C22];&quot;&amp; &quot;;[.D22];&quot; \\&quot;)" office:value-type="string" office:string-value="5 &amp; Simplifying and Isolating Failure-Inducing Input.&amp; IEEE Trans. Software Eng.&amp; Andreas Zeller, Ralf Hildebrandt \\" calcext:value-type="string">
            <text:p>5 &amp; Simplifying and Isolating Failure-Inducing Input.&amp; IEEE Trans. Software Eng.&amp; Andreas Zeller, Ralf Hildebrandt \\</text:p>
          </table:table-cell>
          <table:table-cell table:style-name="ce1" table:formula="of:=CONCATENATE(&quot;'&quot;;[.B22];&quot;','&quot;;[.B23];&quot;','&quot;;[.B24];&quot;','&quot;;[.B25];&quot;','&quot;;[.B26];&quot;'&quot;)" office:value-type="string" office:string-value="'Simplifying and Isolating Failure-Inducing Input.','Tools and experiments supporting a testing-based theory of component composition.','Formalization and Application of a Unifying Model for Name Management.','NAVCo: Negotiation-based Adaptive View Coordination.','Software Architecture Based on Communicating Residential Environments.'" calcext:value-type="string">
            <text:p>'Simplifying and Isolating Failure-Inducing Input.','Tools and experiments supporting a testing-based theory of component composition.','Formalization and Application of a Unifying Model for Name Management.','NAVCo: Negotiation-based Adaptive View Coordination.','Software Architecture Based on Communicating Residential Environments.'</text:p>
          </table:table-cell>
        </table:table-row>
        <table:table-row table:style-name="ro1">
          <table:table-cell/>
          <table:table-cell office:value-type="string" calcext:value-type="string">
            <text:p>Tools and experiments supporting a testing-based theory of component composition.</text:p>
          </table:table-cell>
          <table:table-cell office:value-type="string" calcext:value-type="string">
            <text:p>ACM Trans. Softw. Eng. Methodol.</text:p>
          </table:table-cell>
          <table:table-cell office:value-type="string" calcext:value-type="string">
            <text:p>Dick Hamlet</text:p>
          </table:table-cell>
          <table:table-cell table:formula="of:=CONCATENATE([.A23];&quot; &amp; &quot;;[.B23];&quot;&amp; &quot;;[.C23];&quot;&amp; &quot;;[.D23];&quot; \\&quot;)" office:value-type="string" office:string-value=" &amp; Tools and experiments supporting a testing-based theory of component composition.&amp; ACM Trans. Softw. Eng. Methodol.&amp; Dick Hamlet \\" calcext:value-type="string">
            <text:p><text:s/>&amp; Tools and experiments supporting a testing-based theory of component composition.&amp; ACM Trans. Softw. Eng. Methodol.&amp; Dick Hamlet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malization and Application of a Unifying Model for Name Management.</text:p>
          </table:table-cell>
          <table:table-cell office:value-type="string" calcext:value-type="string">
            <text:p>SIGSOFT FSE</text:p>
          </table:table-cell>
          <table:table-cell office:value-type="string" calcext:value-type="string">
            <text:p>Jack C. Wileden, Alan Kaplan</text:p>
          </table:table-cell>
          <table:table-cell table:formula="of:=CONCATENATE([.A24];&quot; &amp; &quot;;[.B24];&quot;&amp; &quot;;[.C24];&quot;&amp; &quot;;[.D24];&quot; \\&quot;)" office:value-type="string" office:string-value=" &amp; Formalization and Application of a Unifying Model for Name Management.&amp; SIGSOFT FSE&amp; Jack C. Wileden, Alan Kaplan \\" calcext:value-type="string">
            <text:p><text:s/>&amp; Formalization and Application of a Unifying Model for Name Management.&amp; SIGSOFT FSE&amp; Jack C. Wileden, Alan Kaplan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VCo: Negotiation-based Adaptive View Coordination.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Prasanta K. Bose, Mark G. Matthews</text:p>
          </table:table-cell>
          <table:table-cell table:formula="of:=CONCATENATE([.A25];&quot; &amp; &quot;;[.B25];&quot;&amp; &quot;;[.C25];&quot;&amp; &quot;;[.D25];&quot; \\&quot;)" office:value-type="string" office:string-value=" &amp; NAVCo: Negotiation-based Adaptive View Coordination.&amp; ASE&amp; Prasanta K. Bose, Mark G. Matthews \\" calcext:value-type="string">
            <text:p><text:s/>&amp; NAVCo: Negotiation-based Adaptive View Coordination.&amp; ASE&amp; Prasanta K. Bose, Mark G. Matthews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ftware Architecture Based on Communicating Residential Environments.</text:p>
          </table:table-cell>
          <table:table-cell office:value-type="string" calcext:value-type="string">
            <text:p>ICSE</text:p>
          </table:table-cell>
          <table:table-cell office:value-type="string" calcext:value-type="string">
            <text:p>Erik Sandewall, Claes Strömberg, Henrik Sörensen</text:p>
          </table:table-cell>
          <table:table-cell table:formula="of:=CONCATENATE([.A26];&quot; &amp; &quot;;[.B26];&quot;&amp; &quot;;[.C26];&quot;&amp; &quot;;[.D26];&quot; \\&quot;)" office:value-type="string" office:string-value=" &amp; Software Architecture Based on Communicating Residential Environments.&amp; ICSE&amp; Erik Sandewall, Claes Strömberg, Henrik Sörensen \\" calcext:value-type="string">
            <text:p><text:s/>&amp; Software Architecture Based on Communicating Residential Environments.&amp; ICSE&amp; Erik Sandewall, Claes Strömberg, Henrik Sörensen \\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leanroom Software Development: An Empirical Evaluation.</text:p>
          </table:table-cell>
          <table:table-cell office:value-type="string" calcext:value-type="string">
            <text:p>IEEE Trans. Software Eng.</text:p>
          </table:table-cell>
          <table:table-cell office:value-type="string" calcext:value-type="string">
            <text:p>Victor R. Basili, Richard W. Selby, Terry Baker</text:p>
          </table:table-cell>
          <table:table-cell table:formula="of:=CONCATENATE([.A27];&quot; &amp; &quot;;[.B27];&quot;&amp; &quot;;[.C27];&quot;&amp; &quot;;[.D27];&quot; \\&quot;)" office:value-type="string" office:string-value="6 &amp; Cleanroom Software Development: An Empirical Evaluation.&amp; IEEE Trans. Software Eng.&amp; Victor R. Basili, Richard W. Selby, Terry Baker \\" calcext:value-type="string">
            <text:p>6 &amp; Cleanroom Software Development: An Empirical Evaluation.&amp; IEEE Trans. Software Eng.&amp; Victor R. Basili, Richard W. Selby, Terry Baker \\</text:p>
          </table:table-cell>
          <table:table-cell table:style-name="ce1" table:formula="of:=CONCATENATE(&quot;'&quot;;[.B27];&quot;','&quot;;[.B28];&quot;','&quot;;[.B29];&quot;','&quot;;[.B30];&quot;','&quot;;[.B31];&quot;'&quot;)" office:value-type="string" office:string-value="'Cleanroom Software Development: An Empirical Evaluation.','Amoeba: A methodology for modeling and evolving cross-organizational business processes.','Validating Automotive Control Software Using Instrumentation-Based Verification.','Searching for points-to analysis.','On the Influence of Scale in a Distributed System.'" calcext:value-type="string">
            <text:p>'Cleanroom Software Development: An Empirical Evaluation.','Amoeba: A methodology for modeling and evolving cross-organizational business processes.','Validating Automotive Control Software Using Instrumentation-Based Verification.','Searching for points-to analysis.','On the Influence of Scale in a Distributed System.'</text:p>
          </table:table-cell>
        </table:table-row>
        <table:table-row table:style-name="ro1">
          <table:table-cell/>
          <table:table-cell office:value-type="string" calcext:value-type="string">
            <text:p>Amoeba: A methodology for modeling and evolving cross-organizational business processes.</text:p>
          </table:table-cell>
          <table:table-cell office:value-type="string" calcext:value-type="string">
            <text:p>ACM Trans. Softw. Eng. Methodol.</text:p>
          </table:table-cell>
          <table:table-cell office:value-type="string" calcext:value-type="string">
            <text:p>Nirmit Desai, Amit K. Chopra, Munindar P. Singh</text:p>
          </table:table-cell>
          <table:table-cell table:formula="of:=CONCATENATE([.A28];&quot; &amp; &quot;;[.B28];&quot;&amp; &quot;;[.C28];&quot;&amp; &quot;;[.D28];&quot; \\&quot;)" office:value-type="string" office:string-value=" &amp; Amoeba: A methodology for modeling and evolving cross-organizational business processes.&amp; ACM Trans. Softw. Eng. Methodol.&amp; Nirmit Desai, Amit K. Chopra, Munindar P. Singh \\" calcext:value-type="string">
            <text:p><text:s/>&amp; Amoeba: A methodology for modeling and evolving cross-organizational business processes.&amp; ACM Trans. Softw. Eng. Methodol.&amp; Nirmit Desai, Amit K. Chopra, Munindar P. Singh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lidating Automotive Control Software Using Instrumentation-Based Verification.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Rance Cleaveland, Arnab Ray, Chris Martin, Charles P. Shelton, Iris Morschhaeuser, Christopher Ackermann</text:p>
          </table:table-cell>
          <table:table-cell table:formula="of:=CONCATENATE([.A29];&quot; &amp; &quot;;[.B29];&quot;&amp; &quot;;[.C29];&quot;&amp; &quot;;[.D29];&quot; \\&quot;)" office:value-type="string" office:string-value=" &amp; Validating Automotive Control Software Using Instrumentation-Based Verification.&amp; ASE&amp; Rance Cleaveland, Arnab Ray, Chris Martin, Charles P. Shelton, Iris Morschhaeuser, Christopher Ackermann \\" calcext:value-type="string">
            <text:p><text:s/>&amp; Validating Automotive Control Software Using Instrumentation-Based Verification.&amp; ASE&amp; Rance Cleaveland, Arnab Ray, Chris Martin, Charles P. Shelton, Iris Morschhaeuser, Christopher Ackermann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arching for points-to analysis.</text:p>
          </table:table-cell>
          <table:table-cell office:value-type="string" calcext:value-type="string">
            <text:p>SIGSOFT FSE</text:p>
          </table:table-cell>
          <table:table-cell office:value-type="string" calcext:value-type="string">
            <text:p>Glenn Bruns, Satish Chandra</text:p>
          </table:table-cell>
          <table:table-cell table:formula="of:=CONCATENATE([.A30];&quot; &amp; &quot;;[.B30];&quot;&amp; &quot;;[.C30];&quot;&amp; &quot;;[.D30];&quot; \\&quot;)" office:value-type="string" office:string-value=" &amp; Searching for points-to analysis.&amp; SIGSOFT FSE&amp; Glenn Bruns, Satish Chandra \\" calcext:value-type="string">
            <text:p><text:s/>&amp; Searching for points-to analysis.&amp; SIGSOFT FSE&amp; Glenn Bruns, Satish Chandra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n the Influence of Scale in a Distributed System.</text:p>
          </table:table-cell>
          <table:table-cell office:value-type="string" calcext:value-type="string">
            <text:p>ICSE</text:p>
          </table:table-cell>
          <table:table-cell office:value-type="string" calcext:value-type="string">
            <text:p>Mahadev Satyanarayanan</text:p>
          </table:table-cell>
          <table:table-cell table:formula="of:=CONCATENATE([.A31];&quot; &amp; &quot;;[.B31];&quot;&amp; &quot;;[.C31];&quot;&amp; &quot;;[.D31];&quot; \\&quot;)" office:value-type="string" office:string-value=" &amp; On the Influence of Scale in a Distributed System.&amp; ICSE&amp; Mahadev Satyanarayanan \\" calcext:value-type="string">
            <text:p><text:s/>&amp; On the Influence of Scale in a Distributed System.&amp; ICSE&amp; Mahadev Satyanarayanan \\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ormal Grammar and Human Factors Design of an Interactive Graphics System.</text:p>
          </table:table-cell>
          <table:table-cell office:value-type="string" calcext:value-type="string">
            <text:p>IEEE Trans. Software Eng.</text:p>
          </table:table-cell>
          <table:table-cell office:value-type="string" calcext:value-type="string">
            <text:p>Phyllis Reisner</text:p>
          </table:table-cell>
          <table:table-cell table:formula="of:=CONCATENATE([.A32];&quot; &amp; &quot;;[.B32];&quot;&amp; &quot;;[.C32];&quot;&amp; &quot;;[.D32];&quot; \\&quot;)" office:value-type="string" office:string-value="7 &amp; Formal Grammar and Human Factors Design of an Interactive Graphics System.&amp; IEEE Trans. Software Eng.&amp; Phyllis Reisner \\" calcext:value-type="string">
            <text:p>7 &amp; Formal Grammar and Human Factors Design of an Interactive Graphics System.&amp; IEEE Trans. Software Eng.&amp; Phyllis Reisner \\</text:p>
          </table:table-cell>
          <table:table-cell table:style-name="ce1" table:formula="of:=CONCATENATE(&quot;'&quot;;[.B32];&quot;','&quot;;[.B33];&quot;','&quot;;[.B34];&quot;','&quot;;[.B35];&quot;','&quot;;[.B36];&quot;'&quot;)" office:value-type="string" office:string-value="'Formal Grammar and Human Factors Design of an Interactive Graphics System.','Double Iterative Framework for Flow-Sensitive Interprocedural Data Flow Analysis.','Visualizing clone detection results.','Spontaneous software: a Web-based, object computing paradigm.','Basset: a tool for systematic testing of actor programs.'" calcext:value-type="string">
            <text:p>'Formal Grammar and Human Factors Design of an Interactive Graphics System.','Double Iterative Framework for Flow-Sensitive Interprocedural Data Flow Analysis.','Visualizing clone detection results.','Spontaneous software: a Web-based, object computing paradigm.','Basset: a tool for systematic testing of actor programs.'</text:p>
          </table:table-cell>
        </table:table-row>
        <table:table-row table:style-name="ro1">
          <table:table-cell/>
          <table:table-cell office:value-type="string" calcext:value-type="string">
            <text:p>Double Iterative Framework for Flow-Sensitive Interprocedural Data Flow Analysis.</text:p>
          </table:table-cell>
          <table:table-cell office:value-type="string" calcext:value-type="string">
            <text:p>ACM Trans. Softw. Eng. Methodol.</text:p>
          </table:table-cell>
          <table:table-cell office:value-type="string" calcext:value-type="string">
            <text:p>István Forgács</text:p>
          </table:table-cell>
          <table:table-cell table:formula="of:=CONCATENATE([.A33];&quot; &amp; &quot;;[.B33];&quot;&amp; &quot;;[.C33];&quot;&amp; &quot;;[.D33];&quot; \\&quot;)" office:value-type="string" office:string-value=" &amp; Double Iterative Framework for Flow-Sensitive Interprocedural Data Flow Analysis.&amp; ACM Trans. Softw. Eng. Methodol.&amp; István Forgács \\" calcext:value-type="string">
            <text:p><text:s/>&amp; Double Iterative Framework for Flow-Sensitive Interprocedural Data Flow Analysis.&amp; ACM Trans. Softw. Eng. Methodol.&amp; István Forgács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sualizing clone detection results.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Jeff Gray, Robert Tairas, Ira D. Baxter</text:p>
          </table:table-cell>
          <table:table-cell table:formula="of:=CONCATENATE([.A34];&quot; &amp; &quot;;[.B34];&quot;&amp; &quot;;[.C34];&quot;&amp; &quot;;[.D34];&quot; \\&quot;)" office:value-type="string" office:string-value=" &amp; Visualizing clone detection results.&amp; ASE&amp; Jeff Gray, Robert Tairas, Ira D. Baxter \\" calcext:value-type="string">
            <text:p><text:s/>&amp; Visualizing clone detection results.&amp; ASE&amp; Jeff Gray, Robert Tairas, Ira D. Baxter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ontaneous software: a Web-based, object computing paradigm.</text:p>
          </table:table-cell>
          <table:table-cell office:value-type="string" calcext:value-type="string">
            <text:p>ICSE</text:p>
          </table:table-cell>
          <table:table-cell office:value-type="string" calcext:value-type="string">
            <text:p>Glêdson Elias da Silveira</text:p>
          </table:table-cell>
          <table:table-cell table:formula="of:=CONCATENATE([.A35];&quot; &amp; &quot;;[.B35];&quot;&amp; &quot;;[.C35];&quot;&amp; &quot;;[.D35];&quot; \\&quot;)" office:value-type="string" office:string-value=" &amp; Spontaneous software: a Web-based, object computing paradigm.&amp; ICSE&amp; Glêdson Elias da Silveira \\" calcext:value-type="string">
            <text:p><text:s/>&amp; Spontaneous software: a Web-based, object computing paradigm.&amp; ICSE&amp; Glêdson Elias da Silveira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sset: a tool for systematic testing of actor programs.</text:p>
          </table:table-cell>
          <table:table-cell office:value-type="string" calcext:value-type="string">
            <text:p>SIGSOFT FSE</text:p>
          </table:table-cell>
          <table:table-cell office:value-type="string" calcext:value-type="string">
            <text:p>Gul Agha, Darko Marinov, Steven Lauterburg, Rajesh K. Karmani</text:p>
          </table:table-cell>
          <table:table-cell table:formula="of:=CONCATENATE([.A36];&quot; &amp; &quot;;[.B36];&quot;&amp; &quot;;[.C36];&quot;&amp; &quot;;[.D36];&quot; \\&quot;)" office:value-type="string" office:string-value=" &amp; Basset: a tool for systematic testing of actor programs.&amp; SIGSOFT FSE&amp; Gul Agha, Darko Marinov, Steven Lauterburg, Rajesh K. Karmani \\" calcext:value-type="string">
            <text:p><text:s/>&amp; Basset: a tool for systematic testing of actor programs.&amp; SIGSOFT FSE&amp; Gul Agha, Darko Marinov, Steven Lauterburg, Rajesh K. Karmani \\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ing Annotations to Make Recursion Equations Behave.</text:p>
          </table:table-cell>
          <table:table-cell office:value-type="string" calcext:value-type="string">
            <text:p>IEEE Trans. Software Eng.</text:p>
          </table:table-cell>
          <table:table-cell office:value-type="string" calcext:value-type="string">
            <text:p>Jerald Schwarz</text:p>
          </table:table-cell>
          <table:table-cell table:formula="of:=CONCATENATE([.A37];&quot; &amp; &quot;;[.B37];&quot;&amp; &quot;;[.C37];&quot;&amp; &quot;;[.D37];&quot; \\&quot;)" office:value-type="string" office:string-value="8 &amp; Using Annotations to Make Recursion Equations Behave.&amp; IEEE Trans. Software Eng.&amp; Jerald Schwarz \\" calcext:value-type="string">
            <text:p>8 &amp; Using Annotations to Make Recursion Equations Behave.&amp; IEEE Trans. Software Eng.&amp; Jerald Schwarz \\</text:p>
          </table:table-cell>
          <table:table-cell table:style-name="ce1" table:formula="of:=CONCATENATE(&quot;'&quot;;[.B37];&quot;','&quot;;[.B38];&quot;','&quot;;[.B39];&quot;','&quot;;[.B40];&quot;','&quot;;[.B41];&quot;'&quot;)" office:value-type="string" office:string-value="'Using Annotations to Make Recursion Equations Behave.','Hybrid Slicing: Integrating Dynamic Information with Static Analysis.','Software Cost Estimation using Fuzzy Decision Trees.','Making Resource Decisions for Software Projects.','Implicit context: easing software evolution and reuse.'" calcext:value-type="string">
            <text:p>'Using Annotations to Make Recursion Equations Behave.','Hybrid Slicing: Integrating Dynamic Information with Static Analysis.','Software Cost Estimation using Fuzzy Decision Trees.','Making Resource Decisions for Software Projects.','Implicit context: easing software evolution and reuse.'</text:p>
          </table:table-cell>
        </table:table-row>
        <table:table-row table:style-name="ro1">
          <table:table-cell/>
          <table:table-cell office:value-type="string" calcext:value-type="string">
            <text:p>Hybrid Slicing: Integrating Dynamic Information with Static Analysis.</text:p>
          </table:table-cell>
          <table:table-cell office:value-type="string" calcext:value-type="string">
            <text:p>ACM Trans. Softw. Eng. Methodol.</text:p>
          </table:table-cell>
          <table:table-cell office:value-type="string" calcext:value-type="string">
            <text:p>Mary Lou Soffa, Rajiv Gupta, John Howard</text:p>
          </table:table-cell>
          <table:table-cell table:formula="of:=CONCATENATE([.A38];&quot; &amp; &quot;;[.B38];&quot;&amp; &quot;;[.C38];&quot;&amp; &quot;;[.D38];&quot; \\&quot;)" office:value-type="string" office:string-value=" &amp; Hybrid Slicing: Integrating Dynamic Information with Static Analysis.&amp; ACM Trans. Softw. Eng. Methodol.&amp; Mary Lou Soffa, Rajiv Gupta, John Howard \\" calcext:value-type="string">
            <text:p><text:s/>&amp; Hybrid Slicing: Integrating Dynamic Information with Static Analysis.&amp; ACM Trans. Softw. Eng. Methodol.&amp; Mary Lou Soffa, Rajiv Gupta, John Howard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ftware Cost Estimation using Fuzzy Decision Trees.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Andreas S. Andreou, Efi Papatheocharous</text:p>
          </table:table-cell>
          <table:table-cell table:formula="of:=CONCATENATE([.A39];&quot; &amp; &quot;;[.B39];&quot;&amp; &quot;;[.C39];&quot;&amp; &quot;;[.D39];&quot; \\&quot;)" office:value-type="string" office:string-value=" &amp; Software Cost Estimation using Fuzzy Decision Trees.&amp; ASE&amp; Andreas S. Andreou, Efi Papatheocharous \\" calcext:value-type="string">
            <text:p><text:s/>&amp; Software Cost Estimation using Fuzzy Decision Trees.&amp; ASE&amp; Andreas S. Andreou, Efi Papatheocharous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king Resource Decisions for Software Projects.</text:p>
          </table:table-cell>
          <table:table-cell office:value-type="string" calcext:value-type="string">
            <text:p>ICSE</text:p>
          </table:table-cell>
          <table:table-cell office:value-type="string" calcext:value-type="string">
            <text:p>Norman E. Fenton, Martin Neil, Patrick Cates, Simon Forey, Manesh Tailor, William Marsh</text:p>
          </table:table-cell>
          <table:table-cell table:formula="of:=CONCATENATE([.A40];&quot; &amp; &quot;;[.B40];&quot;&amp; &quot;;[.C40];&quot;&amp; &quot;;[.D40];&quot; \\&quot;)" office:value-type="string" office:string-value=" &amp; Making Resource Decisions for Software Projects.&amp; ICSE&amp; Norman E. Fenton, Martin Neil, Patrick Cates, Simon Forey, Manesh Tailor, William Marsh \\" calcext:value-type="string">
            <text:p><text:s/>&amp; Making Resource Decisions for Software Projects.&amp; ICSE&amp; Norman E. Fenton, Martin Neil, Patrick Cates, Simon Forey, Manesh Tailor, William Marsh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plicit context: easing software evolution and reuse.</text:p>
          </table:table-cell>
          <table:table-cell office:value-type="string" calcext:value-type="string">
            <text:p>SIGSOFT FSE</text:p>
          </table:table-cell>
          <table:table-cell office:value-type="string" calcext:value-type="string">
            <text:p>Robert J. Walker, Gail C. Murphy</text:p>
          </table:table-cell>
          <table:table-cell table:formula="of:=CONCATENATE([.A41];&quot; &amp; &quot;;[.B41];&quot;&amp; &quot;;[.C41];&quot;&amp; &quot;;[.D41];&quot; \\&quot;)" office:value-type="string" office:string-value=" &amp; Implicit context: easing software evolution and reuse.&amp; SIGSOFT FSE&amp; Robert J. Walker, Gail C. Murphy \\" calcext:value-type="string">
            <text:p><text:s/>&amp; Implicit context: easing software evolution and reuse.&amp; SIGSOFT FSE&amp; Robert J. Walker, Gail C. Murphy \\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 Machine Description Facility for Compiler Testing.</text:p>
          </table:table-cell>
          <table:table-cell office:value-type="string" calcext:value-type="string">
            <text:p>IEEE Trans. Software Eng.</text:p>
          </table:table-cell>
          <table:table-cell office:value-type="string" calcext:value-type="string">
            <text:p>Hanan Samet</text:p>
          </table:table-cell>
          <table:table-cell table:formula="of:=CONCATENATE([.A42];&quot; &amp; &quot;;[.B42];&quot;&amp; &quot;;[.C42];&quot;&amp; &quot;;[.D42];&quot; \\&quot;)" office:value-type="string" office:string-value="9 &amp; A Machine Description Facility for Compiler Testing.&amp; IEEE Trans. Software Eng.&amp; Hanan Samet \\" calcext:value-type="string">
            <text:p>9 &amp; A Machine Description Facility for Compiler Testing.&amp; IEEE Trans. Software Eng.&amp; Hanan Samet \\</text:p>
          </table:table-cell>
          <table:table-cell table:style-name="ce1" table:formula="of:=CONCATENATE(&quot;'&quot;;[.B42];&quot;','&quot;;[.B43];&quot;','&quot;;[.B44];&quot;','&quot;;[.B45];&quot;','&quot;;[.B46];&quot;'&quot;)" office:value-type="string" office:string-value="'A Machine Description Facility for Compiler Testing.','Functional size measurement revisited.','Code Completion from Abbreviated Input.','Deriving input syntactic structure from execution.','Empowering Software Engineers in Human-Centered Design.'" calcext:value-type="string">
            <text:p>'A Machine Description Facility for Compiler Testing.','Functional size measurement revisited.','Code Completion from Abbreviated Input.','Deriving input syntactic structure from execution.','Empowering Software Engineers in Human-Centered Design.'</text:p>
          </table:table-cell>
        </table:table-row>
        <table:table-row table:style-name="ro1">
          <table:table-cell/>
          <table:table-cell office:value-type="string" calcext:value-type="string">
            <text:p>Functional size measurement revisited.</text:p>
          </table:table-cell>
          <table:table-cell office:value-type="string" calcext:value-type="string">
            <text:p>ACM Trans. Softw. Eng. Methodol.</text:p>
          </table:table-cell>
          <table:table-cell office:value-type="string" calcext:value-type="string">
            <text:p>Onur Demirörs, Çigdem Gencel</text:p>
          </table:table-cell>
          <table:table-cell table:formula="of:=CONCATENATE([.A43];&quot; &amp; &quot;;[.B43];&quot;&amp; &quot;;[.C43];&quot;&amp; &quot;;[.D43];&quot; \\&quot;)" office:value-type="string" office:string-value=" &amp; Functional size measurement revisited.&amp; ACM Trans. Softw. Eng. Methodol.&amp; Onur Demirörs, Çigdem Gencel \\" calcext:value-type="string">
            <text:p><text:s/>&amp; Functional size measurement revisited.&amp; ACM Trans. Softw. Eng. Methodol.&amp; Onur Demirörs, Çigdem Gencel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de Completion from Abbreviated Input.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Robert C. Miller, Sangmok Han, David R. Wallace</text:p>
          </table:table-cell>
          <table:table-cell table:formula="of:=CONCATENATE([.A44];&quot; &amp; &quot;;[.B44];&quot;&amp; &quot;;[.C44];&quot;&amp; &quot;;[.D44];&quot; \\&quot;)" office:value-type="string" office:string-value=" &amp; Code Completion from Abbreviated Input.&amp; ASE&amp; Robert C. Miller, Sangmok Han, David R. Wallace \\" calcext:value-type="string">
            <text:p><text:s/>&amp; Code Completion from Abbreviated Input.&amp; ASE&amp; Robert C. Miller, Sangmok Han, David R. Wallace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riving input syntactic structure from execution.</text:p>
          </table:table-cell>
          <table:table-cell office:value-type="string" calcext:value-type="string">
            <text:p>SIGSOFT FSE</text:p>
          </table:table-cell>
          <table:table-cell office:value-type="string" calcext:value-type="string">
            <text:p>Zhiqiang Lin, Xiangyu Zhang</text:p>
          </table:table-cell>
          <table:table-cell table:formula="of:=CONCATENATE([.A45];&quot; &amp; &quot;;[.B45];&quot;&amp; &quot;;[.C45];&quot;&amp; &quot;;[.D45];&quot; \\&quot;)" office:value-type="string" office:string-value=" &amp; Deriving input syntactic structure from execution.&amp; SIGSOFT FSE&amp; Zhiqiang Lin, Xiangyu Zhang \\" calcext:value-type="string">
            <text:p><text:s/>&amp; Deriving input syntactic structure from execution.&amp; SIGSOFT FSE&amp; Zhiqiang Lin, Xiangyu Zhang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mpowering Software Engineers in Human-Centered Design.</text:p>
          </table:table-cell>
          <table:table-cell office:value-type="string" calcext:value-type="string">
            <text:p>ICSE</text:p>
          </table:table-cell>
          <table:table-cell office:value-type="string" calcext:value-type="string">
            <text:p>Alina Andreevskaia, Ahmed Seffah</text:p>
          </table:table-cell>
          <table:table-cell table:formula="of:=CONCATENATE([.A46];&quot; &amp; &quot;;[.B46];&quot;&amp; &quot;;[.C46];&quot;&amp; &quot;;[.D46];&quot; \\&quot;)" office:value-type="string" office:string-value=" &amp; Empowering Software Engineers in Human-Centered Design.&amp; ICSE&amp; Alina Andreevskaia, Ahmed Seffah \\" calcext:value-type="string">
            <text:p><text:s/>&amp; Empowering Software Engineers in Human-Centered Design.&amp; ICSE&amp; Alina Andreevskaia, Ahmed Seffah \\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he Unix System and Software Reusability.</text:p>
          </table:table-cell>
          <table:table-cell office:value-type="string" calcext:value-type="string">
            <text:p>IEEE Trans. Software Eng.</text:p>
          </table:table-cell>
          <table:table-cell office:value-type="string" calcext:value-type="string">
            <text:p>Brian W. Kernighan</text:p>
          </table:table-cell>
          <table:table-cell table:formula="of:=CONCATENATE([.A47];&quot; &amp; &quot;;[.B47];&quot;&amp; &quot;;[.C47];&quot;&amp; &quot;;[.D47];&quot; \\&quot;)" office:value-type="string" office:string-value="10 &amp; The Unix System and Software Reusability.&amp; IEEE Trans. Software Eng.&amp; Brian W. Kernighan \\" calcext:value-type="string">
            <text:p>10 &amp; The Unix System and Software Reusability.&amp; IEEE Trans. Software Eng.&amp; Brian W. Kernighan \\</text:p>
          </table:table-cell>
          <table:table-cell table:style-name="ce1" table:formula="of:=CONCATENATE(&quot;'&quot;;[.B47];&quot;','&quot;;[.B48];&quot;','&quot;;[.B49];&quot;','&quot;;[.B50];&quot;','&quot;;[.B51];&quot;'&quot;)" office:value-type="string" office:string-value="'The Unix System and Software Reusability.','Tools and experiments supporting a testing-based theory of component composition.','SEREBRO: facilitating student project team collaboration.','Searching for points-to analysis.','COMPASS: Tool-Supported Adaptation of Interactions.'" calcext:value-type="string">
            <text:p>'The Unix System and Software Reusability.','Tools and experiments supporting a testing-based theory of component composition.','SEREBRO: facilitating student project team collaboration.','Searching for points-to analysis.','COMPASS: Tool-Supported Adaptation of Interactions.'</text:p>
          </table:table-cell>
        </table:table-row>
        <table:table-row table:style-name="ro1">
          <table:table-cell/>
          <table:table-cell office:value-type="string" calcext:value-type="string">
            <text:p>Tools and experiments supporting a testing-based theory of component composition.</text:p>
          </table:table-cell>
          <table:table-cell office:value-type="string" calcext:value-type="string">
            <text:p>ACM Trans. Softw. Eng. Methodol.</text:p>
          </table:table-cell>
          <table:table-cell office:value-type="string" calcext:value-type="string">
            <text:p>Dick Hamlet</text:p>
          </table:table-cell>
          <table:table-cell table:formula="of:=CONCATENATE([.A48];&quot; &amp; &quot;;[.B48];&quot;&amp; &quot;;[.C48];&quot;&amp; &quot;;[.D48];&quot; \\&quot;)" office:value-type="string" office:string-value=" &amp; Tools and experiments supporting a testing-based theory of component composition.&amp; ACM Trans. Softw. Eng. Methodol.&amp; Dick Hamlet \\" calcext:value-type="string">
            <text:p><text:s/>&amp; Tools and experiments supporting a testing-based theory of component composition.&amp; ACM Trans. Softw. Eng. Methodol.&amp; Dick Hamlet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REBRO: facilitating student project team collaboration.</text:p>
          </table:table-cell>
          <table:table-cell office:value-type="string" calcext:value-type="string">
            <text:p>ICSE</text:p>
          </table:table-cell>
          <table:table-cell office:value-type="string" calcext:value-type="string">
            <text:p>Rose F. Gamble, Noah Jorgenson, Matthew L. Hale</text:p>
          </table:table-cell>
          <table:table-cell table:formula="of:=CONCATENATE([.A49];&quot; &amp; &quot;;[.B49];&quot;&amp; &quot;;[.C49];&quot;&amp; &quot;;[.D49];&quot; \\&quot;)" office:value-type="string" office:string-value=" &amp; SEREBRO: facilitating student project team collaboration.&amp; ICSE&amp; Rose F. Gamble, Noah Jorgenson, Matthew L. Hale \\" calcext:value-type="string">
            <text:p><text:s/>&amp; SEREBRO: facilitating student project team collaboration.&amp; ICSE&amp; Rose F. Gamble, Noah Jorgenson, Matthew L. Hale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arching for points-to analysis.</text:p>
          </table:table-cell>
          <table:table-cell office:value-type="string" calcext:value-type="string">
            <text:p>SIGSOFT FSE</text:p>
          </table:table-cell>
          <table:table-cell office:value-type="string" calcext:value-type="string">
            <text:p>Glenn Bruns, Satish Chandra</text:p>
          </table:table-cell>
          <table:table-cell table:formula="of:=CONCATENATE([.A50];&quot; &amp; &quot;;[.B50];&quot;&amp; &quot;;[.C50];&quot;&amp; &quot;;[.D50];&quot; \\&quot;)" office:value-type="string" office:string-value=" &amp; Searching for points-to analysis.&amp; SIGSOFT FSE&amp; Glenn Bruns, Satish Chandra \\" calcext:value-type="string">
            <text:p><text:s/>&amp; Searching for points-to analysis.&amp; SIGSOFT FSE&amp; Glenn Bruns, Satish Chandra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PASS: Tool-Supported Adaptation of Interactions.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Dirk Heuzeroth</text:p>
          </table:table-cell>
          <table:table-cell table:formula="of:=CONCATENATE([.A51];&quot; &amp; &quot;;[.B51];&quot;&amp; &quot;;[.C51];&quot;&amp; &quot;;[.D51];&quot; \\&quot;)" office:value-type="string" office:string-value=" &amp; COMPASS: Tool-Supported Adaptation of Interactions.&amp; ASE&amp; Dirk Heuzeroth \\" calcext:value-type="string">
            <text:p><text:s/>&amp; COMPASS: Tool-Supported Adaptation of Interactions.&amp; ASE&amp; Dirk Heuzeroth \\</text:p>
          </table:table-cell>
          <table:table-cell/>
        </table:table-row>
        <table:table-row table:style-name="ro1">
          <table:table-cell office:value-type="string" calcext:value-type="string">
            <text:p>Objetive function </text:p>
          </table:table-cell>
          <table:table-cell office:value-type="string" calcext:value-type="string">
            <text:p>30.537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06T18:52:51.404278856</dc:date>
    <meta:generator>LibreOffice/4.2.6.3$Linux_X86_64 LibreOffice_project/420m0$Build-3</meta:generator>
    <meta:editing-duration>PT5M23S</meta:editing-duration>
    <meta:editing-cycles>2</meta:editing-cycles>
    <meta:document-statistic meta:table-count="1" meta:cell-count="226" meta:object-count="0"/>
  </office:meta>
</office:document-meta>
</file>